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2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5"/>
        </table:table-row>
        <table:table-row table:style-name="ro1" table:number-rows-repeated="104838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1-31T18:33:01.853346186</dc:date>
    <meta:editing-duration>PT8H55M49S</meta:editing-duration>
    <meta:editing-cycles>21</meta:editing-cycles>
    <meta:generator>LibreOffice/7.3.7.2$Linux_X86_64 LibreOffice_project/30$Build-2</meta:generator>
    <meta:document-statistic meta:table-count="1" meta:cell-count="1012" meta:object-count="0"/>
  </office:meta>
</office:document-meta>
</file>